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e730" officeooo:paragraph-rsid="000ce730"/>
    </style:style>
    <style:style style:name="P2" style:family="paragraph" style:parent-style-name="Standard">
      <style:paragraph-properties fo:text-align="center" style:justify-single-word="false"/>
      <style:text-properties officeooo:rsid="000d984c" officeooo:paragraph-rsid="000d984c"/>
    </style:style>
    <style:style style:name="P3" style:family="paragraph" style:parent-style-name="Standard">
      <style:paragraph-properties fo:text-align="center" style:justify-single-word="false"/>
      <style:text-properties officeooo:rsid="000f83db" officeooo:paragraph-rsid="000f83db"/>
    </style:style>
    <style:style style:name="P4" style:family="paragraph" style:parent-style-name="Standard">
      <style:paragraph-properties fo:text-align="start" style:justify-single-word="false"/>
      <style:text-properties officeooo:rsid="000f83db" officeooo:paragraph-rsid="000f83db"/>
    </style:style>
    <style:style style:name="P5" style:family="paragraph" style:parent-style-name="Standard">
      <style:paragraph-properties fo:text-align="start" style:justify-single-word="false"/>
      <style:text-properties officeooo:rsid="000fedcb" officeooo:paragraph-rsid="001356b8"/>
    </style:style>
    <style:style style:name="P6" style:family="paragraph" style:parent-style-name="Standard">
      <style:paragraph-properties fo:text-align="start" style:justify-single-word="false"/>
      <style:text-properties officeooo:rsid="00144891" officeooo:paragraph-rsid="001537ec"/>
    </style:style>
    <style:style style:name="P7" style:family="paragraph" style:parent-style-name="Standard">
      <style:paragraph-properties fo:text-align="start" style:justify-single-word="false"/>
      <style:text-properties officeooo:rsid="00144891" officeooo:paragraph-rsid="00167399"/>
    </style:style>
    <style:style style:name="P8" style:family="paragraph" style:parent-style-name="Standard">
      <style:paragraph-properties fo:text-align="start" style:justify-single-word="false"/>
      <style:text-properties fo:font-style="normal" style:text-underline-style="none" officeooo:rsid="001356b8" officeooo:paragraph-rsid="001356b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144891" officeooo:paragraph-rsid="00144891"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144891" officeooo:paragraph-rsid="0014489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537ec" officeooo:paragraph-rsid="001537ec"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47140" officeooo:paragraph-rsid="0021694f"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47140" officeooo:paragraph-rsid="00259036"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a0ed" officeooo:paragraph-rsid="0026a0ed" style:font-style-asian="normal" style:font-style-complex="normal"/>
    </style:style>
    <style:style style:name="P15" style:family="paragraph" style:parent-style-name="Standard">
      <style:paragraph-properties fo:text-align="center" style:justify-single-word="false"/>
      <style:text-properties fo:font-style="normal" style:text-underline-style="none" officeooo:rsid="0026a0ed" officeooo:paragraph-rsid="0026a0ed" style:font-style-asian="normal" style:font-style-complex="normal"/>
    </style:style>
    <style:style style:name="P16" style:family="paragraph" style:parent-style-name="Standard">
      <style:paragraph-properties fo:text-align="center" style:justify-single-word="false"/>
      <style:text-properties fo:font-style="normal" style:text-underline-style="none" officeooo:rsid="00278a10" officeooo:paragraph-rsid="00278a10"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78a10" officeooo:paragraph-rsid="00278a10"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78a10" officeooo:paragraph-rsid="00283820"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278a10" officeooo:paragraph-rsid="0028e6bb"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278a10" officeooo:paragraph-rsid="0028fc0d"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278a10" officeooo:paragraph-rsid="0029b75e"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278a10" officeooo:paragraph-rsid="002a191c"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28eb2a" officeooo:paragraph-rsid="0028eb2a"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29b75e" officeooo:paragraph-rsid="0029b75e"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2a191c" officeooo:paragraph-rsid="002a191c"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2ae3e9" officeooo:paragraph-rsid="002ae3e9"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2cddc0" officeooo:paragraph-rsid="002cddc0"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2f98a6" officeooo:paragraph-rsid="0032aa1e"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34907d" officeooo:paragraph-rsid="003875ee"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38bf1e" officeooo:paragraph-rsid="0038bf1e"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3a6f38" officeooo:paragraph-rsid="003a6f38"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3c6701" officeooo:paragraph-rsid="003c6701"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3da2cd" officeooo:paragraph-rsid="003da2cd"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259036" officeooo:paragraph-rsid="00259036"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28fc0d" officeooo:paragraph-rsid="002a191c"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28fc0d" officeooo:paragraph-rsid="0028fc0d"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36799c" officeooo:paragraph-rsid="003875ee"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3e78bd" officeooo:paragraph-rsid="003e78bd" style:font-style-asian="normal" style:font-style-complex="normal"/>
    </style:style>
    <style:style style:name="P39" style:family="paragraph" style:parent-style-name="Standard">
      <style:paragraph-properties fo:text-align="start" style:justify-single-word="false"/>
      <style:text-properties fo:font-style="normal" officeooo:rsid="0021694f" officeooo:paragraph-rsid="00259036" style:font-style-asian="normal" style:font-style-complex="normal"/>
    </style:style>
    <style:style style:name="P40" style:family="paragraph" style:parent-style-name="Standard">
      <style:paragraph-properties fo:text-align="start" style:justify-single-word="false"/>
      <style:text-properties officeooo:rsid="0018ed7b" officeooo:paragraph-rsid="001d3ba8"/>
    </style:style>
    <style:style style:name="P41" style:family="paragraph" style:parent-style-name="Standard">
      <style:paragraph-properties fo:text-align="start" style:justify-single-word="false"/>
      <style:text-properties officeooo:rsid="0021694f" officeooo:paragraph-rsid="0021694f"/>
    </style:style>
    <style:style style:name="P42" style:family="paragraph" style:parent-style-name="Standard">
      <style:paragraph-properties fo:text-align="start" style:justify-single-word="false"/>
      <style:text-properties fo:language="en" fo:country="US" fo:font-style="normal" style:text-underline-style="none" officeooo:rsid="0026a0ed" officeooo:paragraph-rsid="0026a0ed" style:font-style-asian="normal" style:font-style-complex="normal"/>
    </style:style>
    <style:style style:name="P43" style:family="paragraph" style:parent-style-name="Standard">
      <style:paragraph-properties fo:text-align="center" style:justify-single-word="false"/>
      <style:text-properties fo:font-size="14pt" fo:font-style="normal" style:text-underline-style="none" officeooo:rsid="00247140" officeooo:paragraph-rsid="0021694f" style:font-size-asian="14pt" style:font-style-asian="normal" style:font-size-complex="14pt" style:font-style-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paragraph-rsid="0029b75e" style:font-size-asian="12pt" style:font-size-complex="12pt"/>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9b75e" style:font-name-asian="CMSLTT10" style:font-size-asian="12pt" style:font-name-complex="CMSLTT10" style:font-size-complex="12pt"/>
    </style:style>
    <style:style style:name="P46" style:family="paragraph" style:parent-style-name="Standard">
      <style:text-properties fo:color="#000000" style:font-name="Liberation Serif" fo:font-size="12pt" officeooo:paragraph-rsid="0029b75e" style:font-size-asian="12pt" style:font-size-complex="12pt"/>
    </style:style>
    <style:style style:name="P47" style:family="paragraph" style:parent-style-name="Standard">
      <style:text-properties fo:color="#000000" style:font-name="Liberation Serif" fo:font-size="12pt" officeooo:rsid="003599dc" officeooo:paragraph-rsid="0029b75e" style:font-size-asian="12pt" style:font-size-complex="12pt"/>
    </style:style>
    <style:style style:name="P48" style:family="paragraph" style:parent-style-name="Standard">
      <style:text-properties fo:color="#000000" style:font-name="Liberation Serif" fo:font-size="12pt" officeooo:rsid="00105f7d" officeooo:paragraph-rsid="0029b75e" style:font-size-asian="12pt" style:font-size-complex="12pt"/>
    </style:style>
    <style:style style:name="P49" style:family="paragraph" style:parent-style-name="Standard">
      <style:text-properties fo:color="#000000" style:font-name="Liberation Serif" fo:font-size="12pt" officeooo:rsid="00458e67" officeooo:paragraph-rsid="0029b75e" style:font-size-asian="12pt" style:font-size-complex="12pt"/>
    </style:style>
    <style:style style:name="P50" style:family="paragraph" style:parent-style-name="Standard">
      <style:paragraph-properties fo:text-align="start" style:justify-single-word="false" style:writing-mode="lr-tb"/>
      <style:text-properties fo:font-style="normal" style:text-underline-style="none" officeooo:rsid="00278a10" officeooo:paragraph-rsid="00278a10" style:font-style-asian="normal" style:font-style-complex="normal"/>
    </style:style>
    <style:style style:name="P51" style:family="paragraph" style:parent-style-name="Standard">
      <style:paragraph-properties fo:text-align="start" style:justify-single-word="false" style:writing-mode="lr-tb"/>
      <style:text-properties fo:font-style="normal" style:text-underline-style="none" officeooo:rsid="00278a10" officeooo:paragraph-rsid="00283820" style:font-style-asian="normal" style:font-style-complex="normal"/>
    </style:style>
    <style:style style:name="P52" style:family="paragraph" style:parent-style-name="Standard">
      <style:paragraph-properties fo:margin-left="0cm" fo:margin-right="0cm" fo:text-indent="0cm" style:auto-text-indent="false"/>
      <style:text-properties fo:color="#000000" style:font-name="Liberation Serif" fo:font-size="12pt" officeooo:paragraph-rsid="0029b75e" style:font-size-asian="12pt" style:font-size-complex="12pt"/>
    </style:style>
    <style:style style:name="P53" style:family="paragraph" style:parent-style-name="Standard">
      <style:paragraph-properties fo:margin-left="0cm" fo:margin-right="0cm" fo:text-align="center" style:justify-single-word="false" fo:text-indent="0cm" style:auto-text-indent="false" style:writing-mode="rl-tb"/>
      <style:text-properties fo:font-style="normal" style:text-underline-style="none" officeooo:rsid="002a191c" officeooo:paragraph-rsid="002a191c" style:font-style-asian="normal" style:font-style-complex="normal"/>
    </style:style>
    <style:style style:name="P54" style:family="paragraph" style:parent-style-name="Standard">
      <style:paragraph-properties fo:margin-left="0cm" fo:margin-right="0cm" fo:text-align="end" style:justify-single-word="false" fo:text-indent="0cm" style:auto-text-indent="false" style:writing-mode="rl-tb"/>
      <style:text-properties fo:font-style="normal" style:text-underline-style="none" fo:font-weight="normal" officeooo:rsid="002a191c" officeooo:paragraph-rsid="002a191c" style:font-style-asian="normal" style:font-weight-asian="normal" style:font-style-complex="normal" style:font-weight-complex="normal"/>
    </style:style>
    <style:style style:name="P5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Liberation Serif" fo:font-size="12pt" fo:letter-spacing="normal" fo:font-style="normal" fo:font-weight="normal" officeooo:rsid="002aff67" officeooo:paragraph-rsid="0029b75e" style:font-size-asian="12pt" style:font-size-complex="12pt"/>
    </style:style>
    <style:style style:name="P56"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247140" officeooo:paragraph-rsid="0021694f" style:font-style-asian="normal" style:font-style-complex="normal"/>
    </style:style>
    <style:style style:name="P57"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officeooo:rsid="0030dd27" officeooo:paragraph-rsid="0032aa1e" style:font-style-asian="normal" style:font-style-complex="normal"/>
    </style:style>
    <style:style style:name="P58" style:family="paragraph" style:parent-style-name="Table_20_Contents">
      <style:paragraph-properties fo:text-align="center" style:justify-single-word="false"/>
      <style:text-properties officeooo:rsid="0026a0ed" officeooo:paragraph-rsid="0026a0ed"/>
    </style:style>
    <style:style style:name="P59" style:family="paragraph" style:parent-style-name="Table_20_Contents">
      <style:paragraph-properties fo:text-align="center" style:justify-single-word="false"/>
      <style:text-properties officeooo:rsid="0027077f" officeooo:paragraph-rsid="0027077f"/>
    </style:style>
    <style:style style:name="P60" style:family="paragraph" style:parent-style-name="Table_20_Contents">
      <style:paragraph-properties fo:text-align="center" style:justify-single-word="false"/>
      <style:text-properties officeooo:rsid="00278a10" officeooo:paragraph-rsid="00278a10"/>
    </style:style>
    <style:style style:name="P61" style:family="paragraph" style:parent-style-name="Table_20_Contents">
      <style:paragraph-properties fo:text-align="center" style:justify-single-word="false"/>
      <style:text-properties officeooo:rsid="00283820" officeooo:paragraph-rsid="00283820"/>
    </style:style>
    <style:style style:name="P62" style:family="paragraph" style:parent-style-name="Table_20_Contents">
      <style:paragraph-properties fo:text-align="center" style:justify-single-word="false"/>
      <style:text-properties officeooo:rsid="002cddc0" officeooo:paragraph-rsid="002cddc0"/>
    </style:style>
    <style:style style:name="P63" style:family="paragraph" style:parent-style-name="Table_20_Contents">
      <style:paragraph-properties fo:text-align="center" style:justify-single-word="false"/>
      <style:text-properties officeooo:rsid="002e7934" officeooo:paragraph-rsid="002e7934"/>
    </style:style>
    <style:style style:name="P64" style:family="paragraph" style:parent-style-name="Standard">
      <style:paragraph-properties fo:margin-left="3.175cm" fo:margin-right="0.474cm" fo:text-indent="-3.175cm" style:auto-text-indent="false"/>
      <style:text-properties fo:font-variant="normal" fo:text-transform="none" fo:color="#000000" style:font-name="Liberation Serif" fo:font-size="12pt" fo:letter-spacing="normal" fo:font-style="normal" fo:font-weight="normal" officeooo:rsid="00458e67" officeooo:paragraph-rsid="0029b75e" style:font-size-asian="12pt" style:font-size-complex="12pt"/>
    </style:style>
    <style:style style:name="P65" style:family="paragraph" style:parent-style-name="Standard">
      <style:paragraph-properties fo:text-align="start" style:justify-single-word="false"/>
      <style:text-properties officeooo:paragraph-rsid="003fb3ab"/>
    </style:style>
    <style:style style:name="P66" style:family="paragraph" style:parent-style-name="Standard">
      <style:paragraph-properties fo:text-align="start" style:justify-single-word="false"/>
      <style:text-properties officeooo:paragraph-rsid="00436f1f"/>
    </style:style>
    <style:style style:name="P67" style:family="paragraph" style:parent-style-name="Standard" style:list-style-name="L2">
      <style:paragraph-properties fo:text-align="start" style:justify-single-word="false"/>
      <style:text-properties officeooo:paragraph-rsid="00436f1f"/>
    </style:style>
    <style:style style:name="P68" style:family="paragraph" style:parent-style-name="Standard" style:list-style-name="L3">
      <style:paragraph-properties fo:text-align="start" style:justify-single-word="false"/>
      <style:text-properties officeooo:paragraph-rsid="00436f1f"/>
    </style:style>
    <style:style style:name="P69" style:family="paragraph" style:parent-style-name="Standard" style:list-style-name="L4">
      <style:paragraph-properties fo:text-align="start" style:justify-single-word="false"/>
      <style:text-properties officeooo:paragraph-rsid="003fb3ab"/>
    </style:style>
    <style:style style:name="P70" style:family="paragraph" style:parent-style-name="Standard">
      <style:paragraph-properties fo:text-align="start" style:justify-single-word="false"/>
      <style:text-properties fo:font-style="normal" style:text-underline-style="none" officeooo:rsid="003a6f38" officeooo:paragraph-rsid="003fb3ab"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38bf1e" officeooo:paragraph-rsid="003fb3ab"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278a10" officeooo:paragraph-rsid="003fb3ab"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028eb2a" officeooo:paragraph-rsid="003fb3ab" style:font-style-asian="normal" style:font-style-complex="normal"/>
    </style:style>
    <style:style style:name="P74" style:family="paragraph" style:parent-style-name="Standard" style:list-style-name="L4">
      <style:paragraph-properties fo:text-align="start" style:justify-single-word="false"/>
      <style:text-properties fo:font-style="normal" style:text-underline-style="none" officeooo:rsid="0028eb2a" officeooo:paragraph-rsid="003fb3ab" style:font-style-asian="normal" style:font-style-complex="normal"/>
    </style:style>
    <style:style style:name="P75" style:family="paragraph" style:parent-style-name="Standard" style:list-style-name="L7">
      <style:paragraph-properties fo:text-align="start" style:justify-single-word="false"/>
      <style:text-properties fo:font-style="normal" style:text-underline-style="none" officeooo:rsid="0028eb2a" officeooo:paragraph-rsid="004c05b3" style:font-style-asian="normal" style:font-style-complex="normal"/>
    </style:style>
    <style:style style:name="P76" style:family="paragraph" style:parent-style-name="Standard">
      <style:paragraph-properties fo:text-align="start" style:justify-single-word="false"/>
      <style:text-properties fo:font-style="normal" style:text-underline-style="none" officeooo:rsid="004272f5" officeooo:paragraph-rsid="004272f5"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0448b1b" officeooo:paragraph-rsid="00448b1b" style:font-style-asian="normal" style:font-style-complex="normal"/>
    </style:style>
    <style:style style:name="P78" style:family="paragraph" style:parent-style-name="Standard">
      <style:paragraph-properties fo:text-align="start" style:justify-single-word="false"/>
      <style:text-properties fo:font-style="normal" style:text-underline-style="none" officeooo:rsid="0045ac2e" officeooo:paragraph-rsid="0045ac2e" style:font-style-asian="normal" style:font-style-complex="normal"/>
    </style:style>
    <style:style style:name="P79" style:family="paragraph" style:parent-style-name="Standard">
      <style:paragraph-properties fo:text-align="start" style:justify-single-word="false"/>
      <style:text-properties fo:font-style="normal" style:text-underline-style="none" officeooo:rsid="00464dd7" officeooo:paragraph-rsid="00464dd7" style:font-style-asian="normal" style:font-style-complex="normal"/>
    </style:style>
    <style:style style:name="P80" style:family="paragraph" style:parent-style-name="Standard">
      <style:paragraph-properties fo:text-align="start" style:justify-single-word="false"/>
      <style:text-properties fo:font-style="normal" style:text-underline-style="none" officeooo:rsid="0049cf83" officeooo:paragraph-rsid="0049cf83" style:font-style-asian="normal" style:font-style-complex="normal"/>
    </style:style>
    <style:style style:name="P81" style:family="paragraph" style:parent-style-name="Standard" style:list-style-name="L5">
      <style:paragraph-properties fo:text-align="start" style:justify-single-word="false"/>
      <style:text-properties fo:font-style="normal" style:text-underline-style="none" officeooo:rsid="0049cf83" officeooo:paragraph-rsid="0049cf83" style:font-style-asian="normal" style:font-style-complex="normal"/>
    </style:style>
    <style:style style:name="P82" style:family="paragraph" style:parent-style-name="Standard" style:list-style-name="L6">
      <style:paragraph-properties fo:text-align="start" style:justify-single-word="false"/>
      <style:text-properties fo:font-style="normal" style:text-underline-style="none" officeooo:rsid="0049cf83" officeooo:paragraph-rsid="0049cf83" style:font-style-asian="normal" style:font-style-complex="normal"/>
    </style:style>
    <style:style style:name="P83" style:family="paragraph" style:parent-style-name="Standard">
      <style:paragraph-properties fo:text-align="start" style:justify-single-word="false"/>
      <style:text-properties fo:font-style="normal" style:text-underline-style="none" officeooo:rsid="004a88da" officeooo:paragraph-rsid="004a88da" style:font-style-asian="normal" style:font-style-complex="normal"/>
    </style:style>
    <style:style style:name="P84" style:family="paragraph" style:parent-style-name="Standard">
      <style:paragraph-properties fo:text-align="start" style:justify-single-word="false"/>
      <style:text-properties fo:font-style="normal" style:text-underline-style="none" officeooo:rsid="004c05b3" officeooo:paragraph-rsid="004c05b3" style:font-style-asian="normal" style:font-style-complex="normal"/>
    </style:style>
    <style:style style:name="P85" style:family="paragraph" style:parent-style-name="Standard">
      <style:paragraph-properties fo:text-align="start" style:justify-single-word="false"/>
      <style:text-properties fo:font-size="15pt" fo:font-style="normal" style:text-underline-style="none" officeooo:rsid="0028eb2a" officeooo:paragraph-rsid="003fb3ab" style:font-size-asian="15pt" style:font-style-asian="normal" style:font-size-complex="15pt" style:font-style-complex="normal"/>
    </style:style>
    <style:style style:name="P86" style:family="paragraph" style:parent-style-name="Standard">
      <style:paragraph-properties fo:text-align="start" style:justify-single-word="false"/>
      <style:text-properties fo:font-size="14pt" fo:font-style="normal" style:text-underline-style="none" officeooo:rsid="0028eb2a" officeooo:paragraph-rsid="003fb3ab" style:font-size-asian="14pt" style:font-style-asian="normal" style:font-size-complex="14pt" style:font-style-complex="normal"/>
    </style:style>
    <style:style style:name="P87" style:family="paragraph" style:parent-style-name="Standard">
      <style:paragraph-properties fo:text-align="start" style:justify-single-word="false"/>
      <style:text-properties fo:font-size="13pt" fo:font-style="normal" style:text-underline-style="none" officeooo:rsid="0028eb2a" officeooo:paragraph-rsid="003fb3ab" style:font-size-asian="13pt" style:font-style-asian="normal" style:font-size-complex="13pt" style:font-style-complex="normal"/>
    </style:style>
    <style:style style:name="P88" style:family="paragraph" style:parent-style-name="Standard">
      <style:paragraph-properties fo:text-align="start" style:justify-single-word="false"/>
      <style:text-properties fo:font-size="13pt" fo:font-style="normal" style:text-underline-style="none" officeooo:rsid="004272f5" officeooo:paragraph-rsid="004272f5" style:font-size-asian="13pt" style:font-style-asian="normal" style:font-size-complex="13pt" style:font-style-complex="normal"/>
    </style:style>
    <style:style style:name="P89" style:family="paragraph" style:parent-style-name="Standard">
      <style:paragraph-properties fo:text-align="start" style:justify-single-word="false"/>
      <style:text-properties fo:font-size="13pt" fo:font-style="normal" style:text-underline-style="none" officeooo:rsid="00436f1f" officeooo:paragraph-rsid="00436f1f" style:font-size-asian="13pt" style:font-style-asian="normal" style:font-size-complex="13pt" style:font-style-complex="normal"/>
    </style:style>
    <style:style style:name="P90" style:family="paragraph" style:parent-style-name="Standard">
      <style:paragraph-properties fo:text-align="start" style:justify-single-word="false"/>
      <style:text-properties fo:font-size="12pt" fo:font-style="normal" style:text-underline-style="none" officeooo:rsid="004272f5" officeooo:paragraph-rsid="004272f5" style:font-size-asian="10.5pt" style:font-style-asian="normal" style:font-size-complex="12pt" style:font-style-complex="normal"/>
    </style:style>
    <style:style style:name="P91" style:family="paragraph" style:parent-style-name="Standard">
      <style:paragraph-properties fo:text-align="start" style:justify-single-word="false"/>
      <style:text-properties officeooo:rsid="00436f1f" officeooo:paragraph-rsid="00436f1f"/>
    </style:style>
    <style:style style:name="P92" style:family="paragraph" style:parent-style-name="Standard">
      <style:paragraph-properties fo:text-align="start" style:justify-single-word="false"/>
      <style:text-properties officeooo:rsid="0043b6b5" officeooo:paragraph-rsid="0043b6b5"/>
    </style:style>
    <style:style style:name="P93" style:family="paragraph" style:parent-style-name="Standard">
      <style:paragraph-properties fo:text-align="start" style:justify-single-word="false"/>
      <style:text-properties officeooo:rsid="00448b1b" officeooo:paragraph-rsid="00448b1b"/>
    </style:style>
    <style:style style:name="P94" style:family="paragraph" style:parent-style-name="Standard">
      <style:paragraph-properties fo:text-align="start" style:justify-single-word="false"/>
      <style:text-properties officeooo:rsid="00483848" officeooo:paragraph-rsid="00483848"/>
    </style:style>
    <style:style style:name="P95" style:family="paragraph" style:parent-style-name="Standard">
      <style:paragraph-properties fo:text-align="start" style:justify-single-word="false"/>
      <style:text-properties officeooo:rsid="0049cf83" officeooo:paragraph-rsid="0049cf83"/>
    </style:style>
    <style:style style:name="P96" style:family="paragraph" style:parent-style-name="Standard">
      <style:paragraph-properties fo:text-align="start" style:justify-single-word="false" fo:padding="0.074cm" fo:border-left="none" fo:border-right="none" fo:border-top="none" fo:border-bottom="0.06pt solid #000000" style:join-border="false"/>
      <style:text-properties fo:font-style="normal" style:text-underline-style="none" officeooo:rsid="003a6f38" officeooo:paragraph-rsid="003fb3ab" style:font-style-asian="normal" style:font-style-complex="normal"/>
    </style:style>
    <style:style style:name="T1" style:family="text">
      <style:text-properties officeooo:rsid="000d984c"/>
    </style:style>
    <style:style style:name="T2" style:family="text">
      <style:text-properties fo:font-style="normal" officeooo:rsid="0011c339" style:font-style-asian="normal" style:font-style-complex="normal"/>
    </style:style>
    <style:style style:name="T3" style:family="text">
      <style:text-properties fo:font-style="normal" officeooo:rsid="001356b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56b8" style:font-style-asian="normal" style:font-style-complex="normal"/>
    </style:style>
    <style:style style:name="T6" style:family="text">
      <style:text-properties fo:font-style="normal" style:text-underline-style="none" officeooo:rsid="00144891" style:font-style-asian="normal" style:font-style-complex="normal"/>
    </style:style>
    <style:style style:name="T7" style:family="text">
      <style:text-properties fo:font-style="normal" style:text-underline-style="none" officeooo:rsid="001537ec" style:font-style-asian="normal" style:font-style-complex="normal"/>
    </style:style>
    <style:style style:name="T8" style:family="text">
      <style:text-properties fo:font-style="normal" style:text-underline-style="none" officeooo:rsid="00167399" style:font-style-asian="normal" style:font-style-complex="normal"/>
    </style:style>
    <style:style style:name="T9" style:family="text">
      <style:text-properties fo:font-style="normal" style:text-underline-style="none" officeooo:rsid="00177535" style:font-style-asian="normal" style:font-style-complex="normal"/>
    </style:style>
    <style:style style:name="T10" style:family="text">
      <style:text-properties fo:font-style="normal" style:text-underline-style="none" officeooo:rsid="001aa183" style:font-style-asian="normal" style:font-style-complex="normal"/>
    </style:style>
    <style:style style:name="T11" style:family="text">
      <style:text-properties fo:font-style="normal" style:text-underline-style="none" officeooo:rsid="001d3ba8" style:font-style-asian="normal" style:font-style-complex="normal"/>
    </style:style>
    <style:style style:name="T12" style:family="text">
      <style:text-properties fo:font-style="normal" style:text-underline-style="none" officeooo:rsid="001e4924" style:font-style-asian="normal" style:font-style-complex="normal"/>
    </style:style>
    <style:style style:name="T13" style:family="text">
      <style:text-properties fo:font-style="normal" style:text-underline-style="none" officeooo:rsid="0021694f" style:font-style-asian="normal" style:font-style-complex="normal"/>
    </style:style>
    <style:style style:name="T14" style:family="text">
      <style:text-properties fo:font-style="normal" style:text-underline-style="none" officeooo:rsid="0028eb2a" style:font-style-asian="normal" style:font-style-complex="normal"/>
    </style:style>
    <style:style style:name="T15" style:family="text">
      <style:text-properties fo:font-style="normal" style:text-underline-style="none" officeooo:rsid="0043b6b5" style:font-style-asian="normal" style:font-style-complex="normal"/>
    </style:style>
    <style:style style:name="T16" style:family="text">
      <style:text-properties officeooo:rsid="000fedcb"/>
    </style:style>
    <style:style style:name="T17" style:family="text">
      <style:text-properties officeooo:rsid="0011c339"/>
    </style:style>
    <style:style style:name="T18" style:family="text">
      <style:text-properties fo:font-style="italic" style:font-style-asian="italic" style:font-style-complex="italic"/>
    </style:style>
    <style:style style:name="T19" style:family="text">
      <style:text-properties fo:font-style="italic" officeooo:rsid="0011c339" style:font-style-asian="italic" style:font-style-complex="italic"/>
    </style:style>
    <style:style style:name="T20" style:family="text">
      <style:text-properties fo:font-style="italic" officeooo:rsid="003e78bd" style:font-style-asian="italic" style:font-style-complex="italic"/>
    </style:style>
    <style:style style:name="T21" style:family="text">
      <style:text-properties fo:font-style="italic" style:text-underline-style="none" officeooo:rsid="0011c339" style:font-style-asian="italic" style:font-style-complex="italic"/>
    </style:style>
    <style:style style:name="T22" style:family="text">
      <style:text-properties style:text-underline-style="none"/>
    </style:style>
    <style:style style:name="T23" style:family="text">
      <style:text-properties style:text-underline-style="none" officeooo:rsid="00247140"/>
    </style:style>
    <style:style style:name="T24" style:family="text">
      <style:text-properties style:text-underline-style="none" officeooo:rsid="00259036"/>
    </style:style>
    <style:style style:name="T25" style:family="text">
      <style:text-properties fo:font-variant="normal" fo:text-transform="none" fo:letter-spacing="normal" fo:font-style="normal" fo:font-weight="normal" style:font-style-asian="normal" style:font-style-complex="normal"/>
    </style:style>
    <style:style style:name="T26" style:family="text">
      <style:text-properties fo:font-variant="normal" fo:text-transform="none" fo:letter-spacing="normal" fo:font-style="normal" fo:font-weight="normal" officeooo:rsid="00458e67" style:font-style-asian="normal" style:font-style-complex="normal"/>
    </style:style>
    <style:style style:name="T27" style:family="text">
      <style:text-properties fo:font-variant="normal" fo:text-transform="none" fo:letter-spacing="normal" fo:font-style="normal" fo:font-weight="normal" officeooo:rsid="0030925e" style:font-style-asian="normal" style:font-style-complex="normal"/>
    </style:style>
    <style:style style:name="T28" style:family="text">
      <style:text-properties officeooo:rsid="00283820"/>
    </style:style>
    <style:style style:name="T29" style:family="text">
      <style:text-properties officeooo:rsid="0028eb2a"/>
    </style:style>
    <style:style style:name="T30" style:family="text">
      <style:text-properties officeooo:rsid="0028fc0d"/>
    </style:style>
    <style:style style:name="T31" style:family="text">
      <style:text-properties officeooo:rsid="00458e67"/>
    </style:style>
    <style:style style:name="T32" style:family="text">
      <style:text-properties style:font-name-asian="CMSLTT10" style:font-name-complex="CMSLTT10"/>
    </style:style>
    <style:style style:name="T33" style:family="text">
      <style:text-properties officeooo:rsid="00458e67" style:font-name-asian="CMSLTT10" style:font-name-complex="CMSLTT10"/>
    </style:style>
    <style:style style:name="T34" style:family="text">
      <style:text-properties officeooo:rsid="0033f2ee" style:font-name-asian="CMSLTT10" style:font-name-complex="CMSLTT10"/>
    </style:style>
    <style:style style:name="T35" style:family="text">
      <style:text-properties style:font-style-asian="normal" style:font-style-complex="normal"/>
    </style:style>
    <style:style style:name="T36" style:family="text">
      <style:text-properties officeooo:rsid="00458e67" style:font-style-asian="normal" style:font-style-complex="normal"/>
    </style:style>
    <style:style style:name="T37" style:family="text">
      <style:text-properties officeooo:rsid="00399c91" style:font-style-asian="normal" style:font-style-complex="normal"/>
    </style:style>
    <style:style style:name="T38" style:family="text">
      <style:text-properties officeooo:rsid="003b389f" style:font-style-asian="normal" style:font-style-complex="normal"/>
    </style:style>
    <style:style style:name="T39" style:family="text">
      <style:text-properties officeooo:rsid="0040468a" style:font-style-asian="normal" style:font-style-complex="normal"/>
    </style:style>
    <style:style style:name="T40" style:family="text">
      <style:text-properties fo:color="#000000" style:font-name="Liberation Serif" fo:font-size="12pt" style:font-size-asian="12pt" style:font-size-complex="12pt"/>
    </style:style>
    <style:style style:name="T41" style:family="text">
      <style:text-properties fo:color="#000000" style:font-name="Liberation Serif" fo:font-size="12pt" officeooo:rsid="00458e67" style:font-size-asian="12pt" style:font-size-complex="12pt"/>
    </style:style>
    <style:style style:name="T42" style:family="text">
      <style:text-properties officeooo:rsid="0030492c"/>
    </style:style>
    <style:style style:name="T43" style:family="text">
      <style:text-properties fo:font-weight="bold" style:font-weight-asian="bold" style:font-weight-complex="bold"/>
    </style:style>
    <style:style style:name="T44" style:family="text">
      <style:text-properties fo:font-weight="bold" officeooo:rsid="00412535" style:font-weight-asian="bold" style:font-weight-complex="bold"/>
    </style:style>
    <style:style style:name="T45" style:family="text">
      <style:text-properties officeooo:rsid="002e7934"/>
    </style:style>
    <style:style style:name="T46" style:family="text">
      <style:text-properties officeooo:rsid="0030dd27"/>
    </style:style>
    <style:style style:name="T47" style:family="text">
      <style:text-properties officeooo:rsid="0036799c"/>
    </style:style>
    <style:style style:name="T48" style:family="text">
      <style:text-properties officeooo:rsid="003c79cb"/>
    </style:style>
    <style:style style:name="T49" style:family="text">
      <style:text-properties officeooo:rsid="003e78bd"/>
    </style:style>
    <style:style style:name="T50" style:family="text">
      <style:text-properties officeooo:rsid="003fb3ab"/>
    </style:style>
    <style:style style:name="T51" style:family="text">
      <style:text-properties fo:font-size="13pt" style:font-size-asian="13pt" style:font-size-complex="13pt"/>
    </style:style>
    <style:style style:name="T52" style:family="text">
      <style:text-properties fo:font-size="13pt" officeooo:rsid="003fb3ab" style:font-size-asian="13pt" style:font-size-complex="13pt"/>
    </style:style>
    <style:style style:name="T53" style:family="text">
      <style:text-properties officeooo:rsid="00436f1f"/>
    </style:style>
    <style:style style:name="T54" style:family="text">
      <style:text-properties officeooo:rsid="0045ac2e"/>
    </style:style>
    <style:style style:name="T55" style:family="text">
      <style:text-properties officeooo:rsid="00471f07"/>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6">pédagogique</text:span> Mr. Imad H<text:span text:style-name="T17">AFIDI</text:span>, Professeur et chef de département <text:s/><text:span text:style-name="T16">Informatique et Télécoms, pour son suivit, ses conseils et ses recommandations qu’il m’a prodigué tout le long du stage. </text:span></text:p>
      <text:p text:style-name="P5">Je remercie <text:s/><text:span text:style-name="T17">mon encadrant au sein de </text:span><text:span text:style-name="T19">Méditel, </text:span><text:span text:style-name="T2">Mr. Hicham JADIR, Senior manager pricing et Business plans au bureau de Planification et pilotage de performance et madame </text:span><text:span text:style-name="T3">Sahar HASSANINE, expert analyste business planning à la direction Centrale Commerciale pour leur encadrement, disponibilité, conseils et leur accompagnement tout le long de la réalisation de ce travail. Ainsi que tout le corps actif de </text:span><text:span text:style-name="T21">Méditel. <text:line-break/></text:span><text:span text:style-name="T5">Mes remerciements s’adressent également au corps professoral de </text:span><text:span text:style-name="T6">l’École</text:span><text:span text:style-name="T5"> Nationale des Sciences Appliquées de Khouribga, en particuliers les enseignants du département génie Informatique d’avoir contribué à ma formation. </text:span></text:p>
      <text:p text:style-name="P8"/>
      <text:p text:style-name="P8">Chers membres du jury, c’est un honneur pour moi que vous avez accepté de juger mon travail. Je tiens à vous adresser mon respect et mes sincères remerciements. <text:s text:c="2"/></text:p>
      <text:p text:style-name="P9">Enfin, que toute personne ayant contribué de près ou de loin à la réussite de ce travail trouve ici l’expression de ma reconnaissance. </text:p>
      <text:p text:style-name="P9"><text:s/></text:p>
      <text:p text:style-name="P10"><text:soft-page-break/>Résumé<text:line-break/></text:p>
      <text:p text:style-name="P6"><text:span text:style-name="T4"><text:tab/>Dans le but d’optimiser et d’augmenter la performance du datamining et du business intelligence au sein de </text:span><text:span text:style-name="T21">Méditel, </text:span><text:span text:style-name="T4">l’opérateur cherche à passer au traitement des données en utilisant le langage R pour remplacer la solution courante et déjà opérationnelle fournie par SAS. En utilisant R <text:s/></text:span><text:span text:style-name="T21">Méditel </text:span><text:span text:style-name="T4">cherche à </text:span><text:span text:style-name="T7">intégrer une opportunité de développement et</text:span><text:span text:style-name="T4"> </text:span><text:span text:style-name="T7">d’optimisation de ses procédures qui se reposent sur l’exploitation et l’analyse de données. </text:span></text:p>
      <text:p text:style-name="P11"/>
      <text:p text:style-name="P7"><text:span text:style-name="T7">Dans ce cadre, s’inscrit ce projet de fin d’étude au sein de </text:span><text:span text:style-name="T21">Méditel</text:span><text:span text:style-name="T4"> </text:span><text:span text:style-name="T7">ayant pour objectif: Tester les performance de R </text:span><text:span text:style-name="T8">et savoir son apport vis à vis de SAS à </text:span><text:span text:style-name="T21">Méditel </text:span><text:span text:style-name="T8">et proposer un </text:span><text:span text:style-name="T9">scénario</text:span><text:span text:style-name="T8"> d’intégration de cet outil d’analyse.</text:span><text:span text:style-name="T4"> <text:s text:c="23"/></text:span></text:p>
      <text:p text:style-name="P9"/>
      <text:p text:style-name="P40"><text:span text:style-name="T4">Pour aboutir à cet objectif, la démarche suivie consiste, au premier temps, à faire une étude sur l’utilisation de SAS et </text:span><text:span text:style-name="T11">s</text:span><text:span text:style-name="T4">on environnement au sein du département Pricing et Business intelligence pour en tirer le maxi</text:span><text:span text:style-name="T10">mum de cas d’utilisation de cet outil. La deuxième étape consiste à se documenter et se familiariser avec le langage R </text:span><text:span text:style-name="T11">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1">Méditel </text:span><text:span text:style-name="T11">qui est la migration entre formules pour les clients mobile. Le travail sur ce sujet s’est appuyé </text:span><text:span text:style-name="T12">sur plusieurs analyses </text:span><text:span text:style-name="T13">de performance, scalabilité et de productivité. Avec une illustration à travers un modèle prédictif de migration comme étant produit de ce sujet. <text:line-break/></text:span></text:p>
      <text:p text:style-name="P41"><text:span text:style-name="T13">C</text:span><text:span text:style-name="T4">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39">En comparaison avec les papiers blancs produits lors d'un modèle de prédiction fait par les consultants SAS pour le phénomène <text:span text:style-name="T18">Churn </text:span>(résiliation ou suspension de ligne) chez <text:span text:style-name="T21">Méditel, </text:span><text:span text:style-name="T22">la validité et la fiabilité du modèle </text:span><text:span text:style-name="T23">sera estimée et programmée pour une mise à jour du modèle automatique. </text:span></text:p>
      <text:p text:style-name="P13"/>
      <text:p text:style-name="P34">Mots clé :</text:p>
      <text:p text:style-name="P34"/>
      <text:p text:style-name="P39"><text:span text:style-name="T24">Business intelligence, data mining, SAS, open source R, Revolution R entreprise, Modèles de prédiction. </text:span><text:span text:style-name="T23"><text:line-break/><text:line-break/></text:span></text:p>
      <text:p text:style-name="P12"/>
      <text:p text:style-name="P12"/>
      <text:p text:style-name="P15">Abstract</text:p>
      <text:p text:style-name="P12"/>
      <text:p text:style-name="P42"><text:tab/>In order to optimize and increase the performance of data mining and business intelligence in <text:span text:style-name="T18">Meditel</text:span>, the operator tries to move the data processing to R language instead of the actual solution already operational and provided by SAS. Using R <text:span text:style-name="T18">Meditel</text:span> seeks to integrate an opportunity for development and optimization of its procedures which are based on the exploitation and the analysis of data.</text:p>
      <text:p text:style-name="P42">In this context, this project aims at: Testing the performance of R and benchmark it with SAS and suggest an integration scenario for this analysis tool.</text:p>
      <text:p text:style-name="P14"/>
      <text:p text:style-name="P42">To achieve this, the approach consists first on a study of how SAS and its environment are used within the department of Pricing and Business Intelligence to get the maximum use cases. The <text:soft-page-break/>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18">Meditel</text:span> customers who migrate between formulas and offers. The work on this subject was based on several analyzes of performance, scalability and productivity. With an illustration through a predictive model of migration as product of this.</text:p>
      <text:p text:style-name="P14"/>
      <text:p text:style-name="P42">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18">Meditel</text:span>, validity and reliability of the model will be estimated and planned for an automatic update of the model.</text:p>
      <text:p text:style-name="P12"/>
      <text:p text:style-name="P12"/>
      <text:p text:style-name="P53">ملخص </text:p>
      <text:p text:style-name="P54"/>
      <text:p text:style-name="P54">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54"/>
      <text:p text:style-name="P54">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54"/>
      <text:p text:style-name="P54">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5"/>
      <text:p text:style-name="P12"/>
      <text:p text:style-name="P43">Table des Abréviations </text:p>
      <text:p text:style-name="P12"/>
      <table:table table:name="Table1" table:style-name="Table1">
        <table:table-column table:style-name="Table1.A"/>
        <table:table-column table:style-name="Table1.B"/>
        <table:table-row>
          <table:table-cell table:style-name="Table1.A1" office:value-type="string">
            <text:p text:style-name="P58">Méditel</text:p>
          </table:table-cell>
          <table:table-cell table:style-name="Table1.B1" office:value-type="string">
            <text:p text:style-name="P58">Deuxième opérateur de télécommunication au Maroc </text:p>
          </table:table-cell>
        </table:table-row>
        <table:table-row>
          <table:table-cell table:style-name="Table1.A2" office:value-type="string">
            <text:p text:style-name="P62">SGBD</text:p>
          </table:table-cell>
          <table:table-cell table:style-name="Table1.B2" office:value-type="string">
            <text:p text:style-name="P62">Systèmes de gestion de base de données</text:p>
          </table:table-cell>
        </table:table-row>
        <table:table-row>
          <table:table-cell table:style-name="Table1.A2" office:value-type="string">
            <text:p text:style-name="P58">BI</text:p>
          </table:table-cell>
          <table:table-cell table:style-name="Table1.B2" office:value-type="string">
            <text:p text:style-name="P58">Business intelligence</text:p>
          </table:table-cell>
        </table:table-row>
        <table:table-row>
          <table:table-cell table:style-name="Table1.A2" office:value-type="string">
            <text:p text:style-name="P63">CRM</text:p>
          </table:table-cell>
          <table:table-cell table:style-name="Table1.B2" office:value-type="string">
            <text:p text:style-name="P63">Client relationnal management</text:p>
          </table:table-cell>
        </table:table-row>
        <table:table-row>
          <table:table-cell table:style-name="Table1.A2" office:value-type="string">
            <text:p text:style-name="P59">SAS</text:p>
          </table:table-cell>
          <table:table-cell table:style-name="Table1.B2" office:value-type="string">
            <text:p text:style-name="P59">Statistical Analysis System</text:p>
          </table:table-cell>
        </table:table-row>
        <table:table-row>
          <table:table-cell table:style-name="Table1.A2" office:value-type="string">
            <text:p text:style-name="P61">BO</text:p>
          </table:table-cell>
          <table:table-cell table:style-name="Table1.B2" office:value-type="string">
            <text:p text:style-name="P61">Business Object</text:p>
          </table:table-cell>
        </table:table-row>
        <table:table-row>
          <table:table-cell table:style-name="Table1.A2" office:value-type="string">
            <text:p text:style-name="P59">DSI</text:p>
          </table:table-cell>
          <table:table-cell table:style-name="Table1.B2" office:value-type="string">
            <text:p text:style-name="P59">Division des systèmes d'information</text:p>
          </table:table-cell>
        </table:table-row>
        <table:table-row>
          <table:table-cell table:style-name="Table1.A2" office:value-type="string">
            <text:p text:style-name="P59">MMPR</text:p>
          </table:table-cell>
          <table:table-cell table:style-name="Table1.B2" office:value-type="string">
            <text:p text:style-name="P59">Montant Moyen Par Recharge</text:p>
          </table:table-cell>
        </table:table-row>
        <table:table-row>
          <table:table-cell table:style-name="Table1.A2" office:value-type="string">
            <text:p text:style-name="P59">CA</text:p>
          </table:table-cell>
          <table:table-cell table:style-name="Table1.B2" office:value-type="string">
            <text:p text:style-name="P59">Chiffre d'affaire</text:p>
          </table:table-cell>
        </table:table-row>
        <table:table-row>
          <table:table-cell table:style-name="Table1.A2" office:value-type="string">
            <text:p text:style-name="P59">IB</text:p>
          </table:table-cell>
          <table:table-cell table:style-name="Table1.B2" office:value-type="string">
            <text:p text:style-name="P59">Inbound</text:p>
          </table:table-cell>
        </table:table-row>
        <text:soft-page-break/>
        <table:table-row>
          <table:table-cell table:style-name="Table1.A2" office:value-type="string">
            <text:p text:style-name="P59">OB</text:p>
          </table:table-cell>
          <table:table-cell table:style-name="Table1.B2" office:value-type="string">
            <text:p text:style-name="P59">Outbound</text:p>
          </table:table-cell>
        </table:table-row>
        <table:table-row>
          <table:table-cell table:style-name="Table1.A2" office:value-type="string">
            <text:p text:style-name="P59">RevoR</text:p>
          </table:table-cell>
          <table:table-cell table:style-name="Table1.B2" office:value-type="string">
            <text:p text:style-name="P59">Revolution R</text:p>
          </table:table-cell>
        </table:table-row>
        <table:table-row>
          <table:table-cell table:style-name="Table1.A2" office:value-type="string">
            <text:p text:style-name="P60">KKPV</text:p>
          </table:table-cell>
          <table:table-cell table:style-name="Table1.B2" office:value-type="string">
            <text:p text:style-name="P60">K Plus proches voisins </text:p>
          </table:table-cell>
        </table:table-row>
        <table:table-row>
          <table:table-cell table:style-name="Table1.A2" office:value-type="string">
            <text:p text:style-name="P60">SVM</text:p>
          </table:table-cell>
          <table:table-cell table:style-name="Table1.B2" office:value-type="string">
            <text:p text:style-name="P60">Séparateurs à vaste marge</text:p>
          </table:table-cell>
        </table:table-row>
        <table:table-row>
          <table:table-cell table:style-name="Table1.A2" office:value-type="string">
            <text:p text:style-name="P60">ROC</text:p>
          </table:table-cell>
          <table:table-cell table:style-name="Table1.B2" office:value-type="string">
            <text:p text:style-name="P60">Receiver Operating Characteristics</text:p>
          </table:table-cell>
        </table:table-row>
        <table:table-row>
          <table:table-cell table:style-name="Table1.A2" office:value-type="string">
            <text:p text:style-name="P60">ScalerR</text:p>
          </table:table-cell>
          <table:table-cell table:style-name="Table1.B2" office:value-type="string">
            <text:p text:style-name="P60">Partie qui gères les lots de données de RevoR</text:p>
          </table:table-cell>
        </table:table-row>
        <table:table-row>
          <table:table-cell table:style-name="Table1.A2" office:value-type="string">
            <text:p text:style-name="P60">RRO</text:p>
          </table:table-cell>
          <table:table-cell table:style-name="Table1.B2" office:value-type="string">
            <text:p text:style-name="P60">Revolution R Open</text:p>
          </table:table-cell>
        </table:table-row>
        <table:table-row>
          <table:table-cell table:style-name="Table1.A2" office:value-type="string">
            <text:p text:style-name="P60">RRE</text:p>
          </table:table-cell>
          <table:table-cell table:style-name="Table1.B2" office:value-type="string">
            <text:p text:style-name="P60">Revolution R Entreprise</text:p>
          </table:table-cell>
        </table:table-row>
        <table:table-row>
          <table:table-cell table:style-name="Table1.A2" office:value-type="string">
            <text:p text:style-name="P60">IDE</text:p>
          </table:table-cell>
          <table:table-cell table:style-name="Table1.B2" office:value-type="string">
            <text:p text:style-name="P60">Integrated Developement Environment</text:p>
          </table:table-cell>
        </table:table-row>
        <table:table-row>
          <table:table-cell table:style-name="Table1.A2" office:value-type="string">
            <text:p text:style-name="P60">GUI</text:p>
          </table:table-cell>
          <table:table-cell table:style-name="Table1.B2" office:value-type="string">
            <text:p text:style-name="P60">Graphical User interface</text:p>
          </table:table-cell>
        </table:table-row>
        <table:table-row>
          <table:table-cell table:style-name="Table1.A2" office:value-type="string">
            <text:p text:style-name="P60">CRAN</text:p>
          </table:table-cell>
          <table:table-cell table:style-name="Table1.B2" office:value-type="string">
            <text:p text:style-name="P60">Répositoire des bibliothèques R vérifiées</text:p>
          </table:table-cell>
        </table:table-row>
        <table:table-row>
          <table:table-cell table:style-name="Table1.A2" office:value-type="string">
            <text:p text:style-name="P60">ETL</text:p>
          </table:table-cell>
          <table:table-cell table:style-name="Table1.B2" office:value-type="string">
            <text:p text:style-name="P60">Extraction, Transformation, Chargement</text:p>
          </table:table-cell>
        </table:table-row>
      </table:table>
      <text:p text:style-name="P12"/>
      <text:p text:style-name="P12"/>
      <text:p text:style-name="P12"/>
      <text:p text:style-name="P12"/>
      <text:p text:style-name="P12"/>
      <text:p text:style-name="P12"/>
      <text:p text:style-name="P12"/>
      <text:p text:style-name="P16">SOMMAIRE</text:p>
      <text:p text:style-name="P23">Dédicace</text:p>
      <text:p text:style-name="P23">Remerciement</text:p>
      <text:p text:style-name="P23">Résumé</text:p>
      <text:p text:style-name="P23">Abstract</text:p>
      <text:p text:style-name="P24">ملخص </text:p>
      <text:p text:style-name="P23">Table des abréviations</text:p>
      <text:p text:style-name="P23">Sommaire</text:p>
      <text:p text:style-name="P23">Liste des figures</text:p>
      <text:p text:style-name="P23">Introduction</text:p>
      <text:p text:style-name="P23"><text:span text:style-name="T50">1 - </text:span>Présentation d'état des lieux</text:p>
      <text:p text:style-name="P23"><text:tab/><text:span text:style-name="T50">1.1 - </text:span>Présentation de l'entreprise d’accueil</text:p>
      <text:p text:style-name="P23"><text:tab/><text:tab/><text:span text:style-name="T50">1.1.1 - </text:span>Historique</text:p>
      <text:p text:style-name="P23"><text:tab/><text:tab/><text:span text:style-name="T50">1.1.2 - </text:span>Chiffres clés </text:p>
      <text:p text:style-name="P23"><text:tab/><text:tab/><text:span text:style-name="T50">1.1.3 - </text:span>Valeurs</text:p>
      <text:p text:style-name="P23"><text:tab/><text:tab/><text:tab/>Simplicité</text:p>
      <text:p text:style-name="P23"><text:tab/><text:tab/><text:tab/>Transparence</text:p>
      <text:p text:style-name="P23"><text:tab/><text:tab/><text:tab/>Générosité </text:p>
      <text:p text:style-name="P23"><text:tab/><text:tab/><text:tab/>Proximité</text:p>
      <text:p text:style-name="P23"><text:tab/><text:tab/><text:tab/>Attention portée au client</text:p>
      <text:p text:style-name="P23"><text:tab/><text:span text:style-name="T50">1.2 - </text:span>Actionnariat et Conseil d’administration</text:p>
      <text:p text:style-name="P23"><text:tab/><text:tab/><text:span text:style-name="T50">1.2.1 - </text:span>Finance Com</text:p>
      <text:p text:style-name="P23"><text:tab/><text:tab/><text:span text:style-name="T50">1.2.2 - </text:span>La caisse des dépôts et de gestion</text:p>
      <text:p text:style-name="P23"><text:tab/><text:tab/><text:span text:style-name="T50">1.2.3 - </text:span>Orange, Groupe France Telecom</text:p>
      <text:p text:style-name="P23"><text:tab/><text:span text:style-name="T50">1.3 - </text:span>Organigramme</text:p>
      <text:p text:style-name="P23"><text:tab/><text:tab/>La direction Centrale Finance et Ressources</text:p>
      <text:p text:style-name="P23"><text:tab/><text:tab/>La direction Centrale Service</text:p>
      <text:p text:style-name="P23"><text:tab/><text:tab/>La direction Centrale Commerciale</text:p>
      <text:p text:style-name="P23"><text:soft-page-break/><text:tab/><text:tab/>La direction Centrale Entreprise </text:p>
      <text:p text:style-name="P23"><text:tab/><text:tab/>La direction Centrale Réseau</text:p>
      <text:p text:style-name="P23"><text:tab/><text:span text:style-name="T50">1.4 - </text:span>Présentation du service d’accueil</text:p>
      <text:p text:style-name="P23"><text:tab/><text:tab/><text:span text:style-name="T50">1.4.1 - </text:span>Département Pricing &amp; Buisiness Intelligence</text:p>
      <text:p text:style-name="P23"><text:tab/><text:tab/><text:span text:style-name="T50">1.4.2 - </text:span>Service Business Intelligence</text:p>
      <text:p text:style-name="P23"><text:tab/><text:tab/><text:span text:style-name="T50">1.4.3 - </text:span>État des lieux </text:p>
      <text:p text:style-name="P23"><text:tab/><text:tab/><text:span text:style-name="T50">1.4.4 - </text:span>Méthodologie et outils du Service Business Intelligence</text:p>
      <text:p text:style-name="P23"><text:tab/><text:tab/><text:tab/><text:span text:style-name="T50">1.4.4.1 - </text:span>Outils du service BI</text:p>
      <text:p text:style-name="P23"><text:tab/><text:tab/><text:tab/><text:span text:style-name="T50">1.4.4.2 - </text:span>Processus des demandes adressés au services</text:p>
      <text:p text:style-name="P23"><text:tab/><text:span text:style-name="T50">1.5 - </text:span>Présentation du projet</text:p>
      <text:p text:style-name="P23"><text:tab/><text:tab/><text:span text:style-name="T50">1.5.1 - </text:span>Problématique</text:p>
      <text:p text:style-name="P23"><text:tab/><text:tab/><text:span text:style-name="T50">1.5.2 - </text:span>Objectif du projet</text:p>
      <text:p text:style-name="P23"><text:tab/><text:tab/><text:span text:style-name="T50">1.5.3 - </text:span>Conduite du projet</text:p>
      <text:p text:style-name="P23"><text:tab/><text:tab/><text:tab/><text:span text:style-name="T50">1.5.3.1 - </text:span>Cycle de vie d'un projet de migration de technologie</text:p>
      <text:p text:style-name="P23"><text:tab/><text:tab/><text:tab/><text:span text:style-name="T50">1.5.3.2 - </text:span>Implémentation du cycle dans ce projet</text:p>
      <text:p text:style-name="P19"/>
      <text:p text:style-name="P19">A – <text:span text:style-name="T29">Solutions Open Source de data mining</text:span></text:p>
      <text:p text:style-name="P19"><text:tab/><text:span text:style-name="T30">A.1 – Orange</text:span></text:p>
      <text:p text:style-name="P19"><text:tab/><text:tab/><text:span text:style-name="T30">A.1.1 – Présentation de l'outil</text:span></text:p>
      <text:p text:style-name="P19"><text:tab/><text:tab/><text:span text:style-name="T30">A.1.2 – Puissance et limites</text:span></text:p>
      <text:p text:style-name="P22"><text:tab/><text:span text:style-name="T30">A.2 – Open source R</text:span></text:p>
      <text:p text:style-name="P35"><text:tab/><text:tab/>A.2.1 – Présentation de l'outil</text:p>
      <text:p text:style-name="P20"><text:tab/><text:tab/><text:span text:style-name="T30">A.2.2 – Puissance et limites</text:span></text:p>
      <text:p text:style-name="P19"><text:tab/><text:span text:style-name="T30">A.3 – Weka</text:span></text:p>
      <text:p text:style-name="P36"><text:tab/><text:tab/>A.3.1 – Présentation de l'outil</text:p>
      <text:p text:style-name="P20"><text:tab/><text:tab/><text:span text:style-name="T30">A.3.2 – Puissance et limites</text:span></text:p>
      <text:p text:style-name="P19"><text:tab/><text:span text:style-name="T30">A.4 – Rapid Miner</text:span></text:p>
      <text:p text:style-name="P36"><text:tab/><text:tab/>A.3.1 – Présentation de l'outil</text:p>
      <text:p text:style-name="P20"><text:tab/><text:tab/><text:span text:style-name="T30">A.3.2 – Puissance et limites</text:span></text:p>
      <text:p text:style-name="P20"><text:tab/><text:span text:style-name="T30">A.5 Benchmarking</text:span></text:p>
      <text:p text:style-name="P20"><text:tab/><text:tab/><text:span text:style-name="T30">A.5.1 – Benchmarking technique</text:span></text:p>
      <text:p text:style-name="P36"><text:tab/><text:tab/>A.5.2 – Benchmarking de performance</text:p>
      <text:p text:style-name="P20"><text:span text:style-name="T30"><text:s/></text:span><text:line-break/>B – Scénarios d'intégration R chez Méditel</text:p>
      <text:p text:style-name="P17"><text:tab/>B.1 – Revolution R Entreprise, R tout puissant</text:p>
      <text:p text:style-name="P17"><text:tab/><text:tab/>B.1.1 – Revolution R et la vision entreprise</text:p>
      <text:p text:style-name="P17"><text:tab/><text:tab/>B.1.2 – Puissance de RevoR</text:p>
      <text:p text:style-name="P17"><text:tab/><text:tab/>B.1.3 – Versions disponibles</text:p>
      <text:p text:style-name="P17"><text:tab/>B.2 – Scénarios d'intégration</text:p>
      <text:p text:style-name="P17"><text:tab/><text:tab/>B.2.1 – Intégrer R avec un IDE</text:p>
      <text:p text:style-name="P17"><text:tab/><text:tab/><text:tab/>B.2.1.a – Implémentation</text:p>
      <text:p text:style-name="P17"><text:tab/><text:tab/><text:tab/>B.2.1.b – Architecture</text:p>
      <text:p text:style-name="P17"><text:tab/><text:tab/><text:tab/>B.2.1.c – Avantages et inconvénients</text:p>
      <text:p text:style-name="P50"><text:tab/><text:tab/>B.2.2 – ShinnyApp avec R</text:p>
      <text:p text:style-name="P51"><text:tab/><text:tab/><text:tab/>B.2.2.<text:span text:style-name="T28">a</text:span> – <text:span text:style-name="T28">Principe et implémentation</text:span></text:p>
      <text:p text:style-name="P51"><text:tab/><text:tab/><text:tab/>B.2.<text:span text:style-name="T28">2</text:span>.b – Architecture</text:p>
      <text:p text:style-name="P51"><text:tab/><text:tab/><text:tab/>B.2.<text:span text:style-name="T28">2</text:span>.c – Avantages et inconvénients</text:p>
      <text:p text:style-name="P51"><text:tab/><text:tab/>B.2.<text:span text:style-name="T28">3</text:span> – <text:span text:style-name="T28">Noeuds Knime</text:span></text:p>
      <text:p text:style-name="P51"><text:tab/><text:tab/><text:tab/>B.2.<text:span text:style-name="T28">3.a</text:span> – <text:span text:style-name="T28">Knime pour le datamining</text:span></text:p>
      <text:p text:style-name="P51"><text:tab/><text:tab/><text:tab/>B.2.<text:span text:style-name="T28">3</text:span>.b – <text:span text:style-name="T28">R implémenté sur Knime</text:span></text:p>
      <text:p text:style-name="P51"><text:tab/><text:tab/><text:tab/>B.2.<text:span text:style-name="T28">3</text:span>.<text:span text:style-name="T28">c</text:span> – <text:span text:style-name="T28">Les nœuds R</text:span></text:p>
      <text:p text:style-name="P18"><text:tab/><text:tab/><text:tab/>B.2.<text:span text:style-name="T28">3</text:span>.<text:span text:style-name="T28">d</text:span> – Avantages et inconvénients</text:p>
      <text:p text:style-name="P19"><text:soft-page-break/><text:tab/><text:tab/><text:span text:style-name="T28">B.2.4 – Conclusion</text:span></text:p>
      <text:p text:style-name="P21"><text:line-break/><text:span text:style-name="T41">C - </text:span><text:span text:style-name="T40">Problématique de classification sous R :</text:span></text:p>
      <text:p text:style-name="P46"><text:span text:style-name="T31"><text:tab/>C.1 - </text:span>Problématique de classification </text:p>
      <text:p text:style-name="P46"><text:span text:style-name="T31"><text:tab/><text:tab/>C.1.1 - </text:span>Les arbres de décision</text:p>
      <text:p text:style-name="P46"><text:span text:style-name="T31"><text:tab/><text:tab/><text:tab/>C.1.1.1 - </text:span>Notion d'entropie : </text:p>
      <text:p text:style-name="P52"><text:span text:style-name="T31"><text:tab/><text:tab/><text:tab/>C.1.1.2 - </text:span>Notion <text:span text:style-name="T42">de gain d'information</text:span> : </text:p>
      <text:p text:style-name="P46"><text:span text:style-name="T31"><text:tab/><text:tab/><text:tab/>C.1.1.3 - </text:span>Arbre de décision sous R :</text:p>
      <text:p text:style-name="P46"><text:span text:style-name="T26"><text:tab/><text:tab/><text:tab/><text:tab/>C</text:span><text:span text:style-name="T27">.1.1.3.1 - </text:span><text:span text:style-name="T25">Rpart</text:span></text:p>
      <text:p text:style-name="P46"><text:span text:style-name="T26"><text:tab/><text:tab/><text:tab/><text:tab/>C</text:span><text:span text:style-name="T27">.1.1.3.2 - </text:span><text:span text:style-name="T25">Party</text:span><text:line-break/><text:tab/><text:tab/><text:tab/><text:span text:style-name="T31">C.1.1.4 - </text:span>Revolution R Entreprise et la classification</text:p>
      <text:p text:style-name="P46"><text:span text:style-name="T31"><text:tab/><text:tab/>C.1.2 - </text:span>Foret de décision</text:p>
      <text:p text:style-name="P46"><text:span text:style-name="T31"><text:tab/><text:tab/>C.1.3 - </text:span>Régression :</text:p>
      <text:p text:style-name="P44"><text:span text:style-name="T31"><text:tab/><text:tab/><text:tab/>C.1.3.1 - </text:span>Régression linéaire :</text:p>
      <text:p text:style-name="P44"><text:span text:style-name="T33"><text:tab/><text:tab/><text:tab/>C</text:span><text:span text:style-name="T34">.1.3.2 - </text:span><text:span text:style-name="T32">Régression logistique :</text:span></text:p>
      <text:p text:style-name="P45"><text:span text:style-name="T31"><text:tab/><text:tab/><text:tab/>C.1.3.3 - </text:span>Régression linéaire générale :</text:p>
      <text:p text:style-name="P46"><text:span text:style-name="T31"><text:tab/>C.2 - Mo</text:span>dèle d’appétence : Prédire les migrations prépayé =&gt; post payé</text:p>
      <text:p text:style-name="P47"><text:span text:style-name="T31"><text:tab/><text:tab/>C</text:span>.2.1 – Problématique </text:p>
      <text:p text:style-name="P49"><text:tab/><text:tab/>C.2.2 – Préparation des données </text:p>
      <text:p text:style-name="P47"><text:span text:style-name="T31"><text:tab/><text:tab/>C</text:span>.2.3 – Problématique </text:p>
      <text:p text:style-name="P48"><text:span text:style-name="T31"><text:tab/><text:tab/><text:tab/>C.2.3.1 - </text:span>Liste des scriptes :</text:p>
      <text:p text:style-name="P64"><text:tab/>C.2.3.2 - Scoring des modèles :</text:p>
      <text:p text:style-name="P55"><text:span text:style-name="T36"><text:tab/><text:tab/><text:tab/>C</text:span><text:span text:style-name="T37">.2.3.2.</text:span><text:span text:style-name="T38">1 – Tests de validité</text:span><text:span text:style-name="T35"> :</text:span></text:p>
      <text:p text:style-name="P55"><text:span text:style-name="T36"><text:tab/><text:tab/><text:tab/>C</text:span><text:span text:style-name="T37">.2.3.2.</text:span><text:span text:style-name="T39">2</text:span><text:span text:style-name="T38"> – </text:span><text:span text:style-name="T39">Rafraîchissement des modèles</text:span><text:span text:style-name="T35"> :</text:span></text:p>
      <text:p text:style-name="P55"><text:span text:style-name="T36"><text:tab/><text:tab/><text:tab/>C</text:span><text:span text:style-name="T37">.2.3.2.</text:span><text:span text:style-name="T39">3</text:span><text:span text:style-name="T38"> – </text:span><text:span text:style-name="T39">Industrialisation </text:span><text:span text:style-name="T35">:</text:span></text:p>
      <text:p text:style-name="P24">D – Conclusions et discussions</text:p>
      <text:p text:style-name="P24">Bibliographies</text:p>
      <text:p text:style-name="P24">Webographies</text:p>
      <text:p text:style-name="P24">Annexes</text:p>
      <text:p text:style-name="P56"/>
      <text:p text:style-name="P12"/>
      <text:p text:style-name="P12"><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26">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26">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27">La notion de Business Intelligence est apparue à la fin des années 1970 avec les premiers data-centers. Des systèmes qui envoyaient des requêtes directement sur les serveurs de production, ce qui se révélait plutôt dangereux pour ces derniers. Dans les années 1980, l’arrivée des bases relationnelles et du mode client/serveur a permis d’isoler l’informatique de production des dispositifs décisionnels. Dans la foulée, des acteurs spécialisés se sont lancés dans la définition de <text:soft-page-break/>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45">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27"/>
      <text:p text:style-name="P29">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47">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37">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27"/>
      <text:p text:style-name="P28">La distribution du parc des lignes mobiles est divisé en deux formules d'offres, des offres prépayées et autres post-payées. Un client peut prendre la décision de changer sa formule à tout temps <text:span text:style-name="T46">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28"/>
      <text:p text:style-name="P30">Le présent rapport synthétise tout le travail effectué dans cette perspective. Il est organisé comme suit :</text:p>
      <text:p text:style-name="P30"/>
      <text:p text:style-name="P30"><text:span text:style-name="T43">Partie 01 :</text:span> &lt; Présentation d'états des lieux&gt;</text:p>
      <text:p text:style-name="P31"/>
      <text:p text:style-name="P31">Dans ce chapitre, l'organisme d'accueil Méditélecom sera présenté avec quelques détails du secteur d'activité ainsi que l'état des lieux et de la méthodologie du fonctionnement du service Business intelligence au sein de l'opérateur.</text:p>
      <text:p text:style-name="P31"/>
      <text:p text:style-name="P30"><text:span text:style-name="T43">Partie </text:span><text:span text:style-name="T44">A </text:span><text:span text:style-name="T43">:</text:span> &lt;Comparaison entre les solutions Open source de mining&gt;</text:p>
      <text:p text:style-name="P30"/>
      <text:p text:style-name="P32">Ce chapitre a pour but de justifier le choix de R comme étant la solution Open Source proposée pour la migration de technologie du service pour faire du data mining <text:span text:style-name="T48">en le comparant avec trois autres outils open source de data mining.</text:span></text:p>
      <text:p text:style-name="P30"/>
      <text:p text:style-name="P30"><text:span text:style-name="T43">Partie </text:span><text:span text:style-name="T44">B</text:span><text:span text:style-name="T43"> :</text:span> &lt;Scénarios d'intégration de R chez <text:span text:style-name="T18">Méditel</text:span>&gt;</text:p>
      <text:p text:style-name="P30"/>
      <text:p text:style-name="P33">Pour bénéficier d'une transition fluide <text:span text:style-name="T49">lors du changement de technologie, une étude des possibilité d'intégrations de R sous différentes implémentations et d'en choisir celle qui sera la plus optimale pour le service BI de </text:span><text:span text:style-name="T20">Méditel</text:span><text:span text:style-name="T49">.</text:span></text:p>
      <text:p text:style-name="P30"/>
      <text:p text:style-name="P30"><text:span text:style-name="T43">Partie </text:span><text:span text:style-name="T44">C</text:span><text:span text:style-name="T43"> :</text:span> &lt;Problématique de classification sous R&gt;</text:p>
      <text:p text:style-name="P30"/>
      <text:p text:style-name="P38">Le chapitre 4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30"><text:soft-page-break/></text:p>
      <text:p text:style-name="P30"><text:span text:style-name="T43">Partie </text:span><text:span text:style-name="T44">D</text:span><text:span text:style-name="T43"> :</text:span> &lt;Conclusions et discussions&gt;</text:p>
      <text:p text:style-name="P30"/>
      <text:p text:style-name="P31">Ce rapport est clôturé par ce chapitre qui décrit les ajouts que le projet a pu apporter ainsi que les perspectives à envisager pour améliorer la performance du service. </text:p>
      <text:p text:style-name="P57"/>
      <text:p text:style-name="P12"/>
      <text:p text:style-name="P71"><text:span text:style-name="T43">Partie 01 :</text:span> &lt; Présentation d'états des lieux&gt;</text:p>
      <text:p text:style-name="P70"/>
      <text:p text:style-name="P70">Dans ce chapitre, l'organisme d'accueil Méditélecom sera présenté avec quelques détails du secteur d'activité ainsi que l'état des lieux et de la méthodologie du fonctionnement du service Business intelligence au sein de l'opérateur.</text:p>
      <text:p text:style-name="P96"/>
      <text:p text:style-name="P73"/>
      <text:p text:style-name="P85"><text:span text:style-name="T50">1 - </text:span>Présentation d'état des lieux</text:p>
      <text:p text:style-name="P73"/>
      <text:p text:style-name="P86"><text:span text:style-name="T50">1.1 - </text:span>Présentation de l'entreprise d’accueil</text:p>
      <text:p text:style-name="P73"/>
      <text:p text:style-name="P76">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76"/>
      <text:p text:style-name="P73"><text:span text:style-name="T52">1.1.1 – </text:span><text:span text:style-name="T51">Historique</text:span></text:p>
      <text:p text:style-name="P76"><text:span text:style-name="T51"/></text:p>
      <text:p text:style-name="P90">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90"/>
      <text:p text:style-name="P90">FIG 1 : Historique de l'opérateur <text:s text:c="2"/></text:p>
      <text:p text:style-name="P73"><text:span text:style-name="T51"/></text:p>
      <text:p text:style-name="P87"><text:span text:style-name="T50">1.1.2 - </text:span>Chiffres clés</text:p>
      <text:p text:style-name="P87"/>
      <text:p text:style-name="P88">Jour après jour, Méditel mo<text:span text:style-name="T53">bilise plus de 2 000 collaborateurs et un réseau près de 20.000 ambassadeurs dans plus de 13.000 poins de contact à travers le Royaume.</text:span></text:p>
      <text:p text:style-name="P88"/>
      <text:p text:style-name="P89">FIG 2 : Chiffres clefs de l'opérateur</text:p>
      <text:p text:style-name="P87"/>
      <text:p text:style-name="P87"><text:span text:style-name="T50">1.1.3 – </text:span>Valeurs</text:p>
      <text:p text:style-name="P89"/>
      <text:p text:style-name="P89">Cette réussite ce construit, également, sur la base des engagements et valeurs que Méditel tient vis-à-vis de son environnement. Méditel, c'est des ambitions, de l'investissement, du savoir-faire, mais surtout de valeurs fortes :</text:p>
      <text:p text:style-name="P89"/>
      <text:list xml:id="list4121233642776926703" text:style-name="L3">
        <text:list-item>
          <text:p text:style-name="P68"><text:span text:style-name="T14">Simplicité</text:span></text:p>
        </text:list-item>
      </text:list>
      <text:p text:style-name="P66"><text:span text:style-name="T14"/></text:p>
      <text:p text:style-name="P91"><text:span text:style-name="T14">M</text:span><text:span text:style-name="T4">éditel est simple parce qu'elle place la technologie à la portée de tous, parce qu'elle utilise un langage direct et propose à ses clients des offres claires et des services faciles à utiliser.</text:span></text:p>
      <text:p text:style-name="P91"><text:span text:style-name="T4"/></text:p>
      <text:list xml:id="list1628626033793582008" text:style-name="L2">
        <text:list-item>
          <text:p text:style-name="P67"><text:soft-page-break/><text:span text:style-name="T14">Transparence</text:span></text:p>
        </text:list-item>
      </text:list>
      <text:p text:style-name="P66"><text:span text:style-name="T14"/></text:p>
      <text:p text:style-name="P91"><text:span text:style-name="T14">M</text:span><text:span text:style-name="T4">éditel est transparente parce qu'elle privilège l'échange dans sa relation avec ses partenaires et ses clients et adopte un discours en adéquation avec les offres qu'elle propose, sans mauvaise surprise.</text:span></text:p>
      <text:p text:style-name="P66"><text:span text:style-name="T14"/></text:p>
      <text:list xml:id="list152246524417021" text:continue-numbering="true" text:style-name="L2">
        <text:list-item>
          <text:p text:style-name="P67"><text:span text:style-name="T14">Générosité </text:span></text:p>
        </text:list-item>
      </text:list>
      <text:p text:style-name="P66"><text:span text:style-name="T14"/></text:p>
      <text:p text:style-name="P91"><text:span text:style-name="T14">M</text:span><text:span text:style-name="T4">éditel est généreuse parce qu'elle conçoit des offres et des services </text:span><text:span text:style-name="T15">accessibles à tous, avec le souci constant de satisfaire ses clients.</text:span></text:p>
      <text:p text:style-name="P66"><text:span text:style-name="T14"/></text:p>
      <text:list xml:id="list152247458345736" text:continue-numbering="true" text:style-name="L2">
        <text:list-item>
          <text:p text:style-name="P67"><text:span text:style-name="T14">Proximité</text:span></text:p>
        </text:list-item>
      </text:list>
      <text:p text:style-name="P66"><text:span text:style-name="T14"/></text:p>
      <text:p text:style-name="P92"><text:span text:style-name="T14">M</text:span><text:span text:style-name="T4">éditel est proche parce qu'elle est toujours à l'écoute de ses clients et attentive à répondre à chacun de leurs besoins. </text:span></text:p>
      <text:p text:style-name="P66"><text:span text:style-name="T14"/></text:p>
      <text:list xml:id="list152246003784057" text:continue-numbering="true" text:style-name="L2">
        <text:list-item>
          <text:p text:style-name="P67"><text:span text:style-name="T14">Attention portée au client</text:span></text:p>
        </text:list-item>
      </text:list>
      <text:p text:style-name="P66"><text:span text:style-name="T14"/></text:p>
      <text:p text:style-name="P93"><text:span text:style-name="T14">M</text:span><text:span text:style-name="T4">éditel est attentionnée parce qu'elle facilite la vie de chacun et agit chaque jour pour le confort de tout. </text:span></text:p>
      <text:p text:style-name="P66"><text:span text:style-name="T14"/></text:p>
      <text:p text:style-name="P73"><text:span text:style-name="T50">1.2 - </text:span>Actionnariat et Conseil d’administration</text:p>
      <text:p text:style-name="P73"/>
      <text:p text:style-name="P77">A sa création en 1999, Méditel est le fruit d'une alliance entre les majors des télécoms en méditerranée et de solides groupes financiers et industriels marocains. <text:line-break/>En d<text:span text:style-name="T54">écembre 2010, le groupe France Telecom (Orange) a signé son entrée définitive dans le capital Méditel.</text:span></text:p>
      <text:p text:style-name="P77"/>
      <text:p text:style-name="P73"><text:span text:style-name="T50">1.2.1 - </text:span>Finance Com</text:p>
      <text:p text:style-name="P73"/>
      <text:p text:style-name="P78">Groupe marocain privé aux ambitions régionales et internationales affirmées, Finance Com est présent notamment dans les services financiers (Groupe BMCE bank), les assurances (RMA Wataniya) et les télécommunications (Méditelecom). </text:p>
      <text:p text:style-name="P78"/>
      <text:p text:style-name="P73"><text:span text:style-name="T50">1.2.2 - </text:span>La caisse des dépôts et de gestion</text:p>
      <text:p text:style-name="P73"/>
      <text:p text:style-name="P78">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73"/>
      <text:p text:style-name="P73"><text:span text:style-name="T50">1.2.3 - </text:span>Orange, Groupe France Telecom</text:p>
      <text:p text:style-name="P73"/>
      <text:p text:style-name="P79">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73"/>
      <text:p text:style-name="P73"/>
      <text:p text:style-name="P73"><text:span text:style-name="T50">1.3 – </text:span>Organigramme</text:p>
      <text:p text:style-name="P73"/>
      <text:p text:style-name="P79">Méditel organise son travail d'une façon claire affin d'assurer une efficacité optimale. Ainsi, six directions centrales structurent l'entreprise ; il s'agit d'un pole financier, de la direction centrale <text:soft-page-break/>service, de direction centrale et ressource, de la direction centrale commerciale, de la direction centrale entreprise et la direction centrale réseau.</text:p>
      <text:p text:style-name="P79"/>
      <text:p text:style-name="P79"><text:s/>FIG 3 : Organi<text:span text:style-name="T55">gramme de l'entreprise</text:span> </text:p>
      <text:p text:style-name="P73"/>
      <text:list xml:id="list4014373919214266985" text:style-name="L4">
        <text:list-item>
          <text:p text:style-name="P69"><text:span text:style-name="T14">La direction Centrale Finance et Ressources</text:span></text:p>
        </text:list-item>
      </text:list>
      <text:p text:style-name="P65"><text:span text:style-name="T14"/></text:p>
      <text:p text:style-name="P94"><text:span text:style-name="T14">E</text:span><text:span text:style-name="T4">lle intègre toutes les activités liées à la finance, nécessaires pour une bonne gestion de l'entreprise et à l'origine de décisions stratégiques en collaboration avec la direction commerciale.</text:span></text:p>
      <text:p text:style-name="P65"><text:span text:style-name="T14"/></text:p>
      <text:list xml:id="list152247496994725" text:continue-numbering="true" text:style-name="L4">
        <text:list-item>
          <text:p text:style-name="P69"><text:span text:style-name="T14">La direction Centrale Service</text:span></text:p>
        </text:list-item>
      </text:list>
      <text:p text:style-name="P65"><text:span text:style-name="T14"/></text:p>
      <text:p text:style-name="P95"><text:span text:style-name="T14">E</text:span><text:span text:style-name="T4">lle revoit, quand à elle, au savoir-faire technologique de Méditel et intègre la dimension qualité des produits et services par la mise en œuvre d'un système d’ingénieure des systèmes d'information de haut niveau</text:span></text:p>
      <text:p text:style-name="P65"><text:span text:style-name="T14"/></text:p>
      <text:list xml:id="list152247379669779" text:continue-numbering="true" text:style-name="L4">
        <text:list-item>
          <text:p text:style-name="P69"><text:span text:style-name="T14">La direction Centrale Commerciale</text:span></text:p>
        </text:list-item>
      </text:list>
      <text:p text:style-name="P65"><text:span text:style-name="T14"/></text:p>
      <text:p text:style-name="P95"><text:span text:style-name="T14">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span></text:p>
      <text:p text:style-name="P65"><text:span text:style-name="T14"/></text:p>
      <text:list xml:id="list152247417360404" text:continue-numbering="true" text:style-name="L4">
        <text:list-item>
          <text:p text:style-name="P74">La direction Centrale Entreprise </text:p>
        </text:list-item>
      </text:list>
      <text:p text:style-name="P73"/>
      <text:p text:style-name="P80">Elle gère un segment potentiel et particulier des clients Méditel à savoir le segment des entreprises.</text:p>
      <text:p text:style-name="P73"/>
      <text:list xml:id="list152247566449527" text:continue-numbering="true" text:style-name="L4">
        <text:list-item>
          <text:p text:style-name="P74">La direction Centrale Réseau</text:p>
        </text:list-item>
      </text:list>
      <text:p text:style-name="P73"/>
      <text:p text:style-name="P73">Elle intègre toutes les activités liées au déploiement du réseau, nécessaires pour une couverture optimale du territoire ainsi que l’acheminement des appels téléphoniques. Cette organisation a été mise ne place pour assurer : </text:p>
      <text:p text:style-name="P73"/>
      <text:list xml:id="list4542338597883092251" text:style-name="L5">
        <text:list-item>
          <text:p text:style-name="P81">Une meilleure efficacité opérationnelle. </text:p>
        </text:list-item>
        <text:list-item>
          <text:p text:style-name="P81">Un positionnement des métiers dans des directions centrales cohérent et homogène. </text:p>
        </text:list-item>
        <text:list-item>
          <text:p text:style-name="P81">Une amélioration du processus de prise de décision favorisant un niveau de délégation plus important et un renforcement et la culture de la performance.</text:p>
        </text:list-item>
      </text:list>
      <text:p text:style-name="P73"/>
      <text:p text:style-name="P73"><text:span text:style-name="T50">1.4 - </text:span>Présentation du service d’accueil</text:p>
      <text:p text:style-name="P73"/>
      <text:p text:style-name="P80">Avant de présenter le service Business Intelligence, le service ou le stage a été effectué, il serait nécessaire de connaître la structure de la direction centrale commerciale et les différentes unités la composant.</text:p>
      <text:p text:style-name="P80"/>
      <text:p text:style-name="P73"><text:span text:style-name="T50">1.4.1 - </text:span>Département Pricing &amp; Buisiness Intelligence</text:p>
      <text:p text:style-name="P73"/>
      <text:p text:style-name="P80">D’une façon générale, le département Pricing et Business Intelligence fournit à l’entreprise des informations à caractères économique, financier, stratégique et politique pour permettre le développement de stratégies d’entreprises pertinentes.</text:p>
      <text:p text:style-name="P80"/>
      <text:p text:style-name="P80">Savoir-faire méthodologique :</text:p>
      <text:p text:style-name="P80"/>
      <text:list xml:id="list5036131077296107739" text:style-name="L6">
        <text:list-item>
          <text:p text:style-name="P82"><text:soft-page-break/>Repérer, analyser et synthétiser des informations (rendre claire et simple une matière complexe)</text:p>
        </text:list-item>
        <text:list-item>
          <text:p text:style-name="P82">Élaboration des business Case (deuxième étape du parcours de produit).  </text:p>
        </text:list-item>
        <text:list-item>
          <text:p text:style-name="P82">Mesure et suivi des revenus des nouveaux produits.</text:p>
        </text:list-item>
      </text:list>
      <text:p text:style-name="P73"/>
      <text:p text:style-name="P73"><text:span text:style-name="T50">1.4.2 - </text:span>Service Business Intelligence</text:p>
      <text:p text:style-name="P73"/>
      <text:p text:style-name="P80">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73"/>
      <text:p text:style-name="P80">FIG 4 : Organigramme de la direction commerciale </text:p>
      <text:p text:style-name="P73"/>
      <text:p text:style-name="P73"><text:span text:style-name="T50">1.4.3 - </text:span>État des lieux</text:p>
      <text:p text:style-name="P73"/>
      <text:p text:style-name="P83">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83"/>
      <text:p text:style-name="P84">Changer l'outil de traitement et d'analyse de données vers un outil de source libre créera un champs très vaste de développement d'outils et de procédures personnalisées au BI et au data mining à Méditel.</text:p>
      <text:p text:style-name="P84"/>
      <text:p text:style-name="P84">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83"/>
      <text:p text:style-name="P73"><text:span text:style-name="T50">1.4.4 - </text:span>Méthodologie et outils du Service Business Intelligence</text:p>
      <text:p text:style-name="P73"/>
      <text:p text:style-name="P73"><text:span text:style-name="T50">1.4.4.1 - </text:span>Outils du service BI</text:p>
      <text:p text:style-name="P73"/>
      <text:p text:style-name="P84">Le service BI utilise un ensemble d’outils informatiques pour extraire les données, traiter, analyser et présenter ; on cite ici :</text:p>
      <text:p text:style-name="P73"/>
      <text:list xml:id="list2813826919155128738" text:style-name="L7">
        <text:list-item>
          <text:p text:style-name="P75"><text:span text:style-name="T43">Business Objects :</text:span> ce logiciel est utilisé lorsque les données nécessaires à la demande sont très récentes (analyse sur les derniers jours). Une description du logiciel est disponible à l’annexe.</text:p>
          <text:p text:style-name="P75"/>
        </text:list-item>
        <text:list-item>
          <text:p text:style-name="P75"><text:span text:style-name="T43">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75"/>
        </text:list-item>
        <text:list-item>
          <text:p text:style-name="P75"><text:span text:style-name="T43">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est la synthèse graphique avec juste quelques explications et quelques graphiques pour nos décideurs. Une description de ces outils est disponible à l’annexe. </text:p>
        </text:list-item>
      </text:list>
      <text:p text:style-name="P73"><text:soft-page-break/></text:p>
      <text:p text:style-name="P73"><text:span text:style-name="T50">1.4.4.2 - </text:span>Processus des demandes adressés au services</text:p>
      <text:p text:style-name="P73"/>
      <text:p text:style-name="P73"><text:tab/><text:span text:style-name="T50">1.5 - </text:span>Présentation du projet</text:p>
      <text:p text:style-name="P73"><text:tab/><text:tab/><text:span text:style-name="T50">1.5.1 - </text:span>Problématique</text:p>
      <text:p text:style-name="P73"><text:tab/><text:tab/><text:span text:style-name="T50">1.5.2 - </text:span>Objectif du projet</text:p>
      <text:p text:style-name="P73"><text:tab/><text:tab/><text:span text:style-name="T50">1.5.3 - </text:span>Conduite du projet</text:p>
      <text:p text:style-name="P73"><text:tab/><text:tab/><text:tab/><text:span text:style-name="T50">1.5.3.1 - </text:span>Cycle de vie d'un projet de migration de technologie</text:p>
      <text:p text:style-name="P73"><text:tab/><text:tab/><text:tab/><text:span text:style-name="T50">1.5.3.2 - </text:span>Implémentation du cycle dans ce projet</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4H51M48S</meta:editing-duration>
    <meta:editing-cycles>40</meta:editing-cycles>
    <meta:generator>LibreOffice/5.0.6.3$Windows_x86 LibreOffice_project/490fc03b25318460cfc54456516ea2519c11d1aa</meta:generator>
    <dc:date>2016-05-21T15:22:45.397000000</dc:date>
    <meta:document-statistic meta:table-count="1" meta:image-count="0" meta:object-count="0" meta:page-count="12" meta:paragraph-count="282" meta:word-count="4009" meta:character-count="25992" meta:non-whitespace-character-count="21928"/>
  </office:meta>
</office:document-meta>
</file>